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BackedMessageImpl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ackedMessageImpl.setMessage( Element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ackedMessageImpl.DbBackedMessageImpl( MessageDAO 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ackedMessage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ackedMessageImpl.setHeader( Element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ackedMessageImpl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